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17cm" fo:min-width="1.78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18cm" fo:min-width="1.79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21cm" fo:min-width="2.232cm"/>
    </style:style>
    <style:style style:name="gr4" style:family="graphic" style:parent-style-name="standard">
      <style:graphic-properties svg:stroke-width="0.106cm" svg:stroke-color="#000000" draw:marker-start-width="0.358cm" draw:marker-end-width="0.358cm" draw:fill-color="#ffffff" draw:opacity="100%" draw:opacity-name="Transparency_20_3" draw:textarea-horizontal-align="justify" draw:textarea-vertical-align="middle" draw:auto-grow-height="false" fo:min-height="0.901cm" fo:min-width="6.345cm" fo:padding-top="0.177cm" fo:padding-bottom="0.177cm" fo:padding-left="0.302cm" fo:padding-right="0.30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212cm" fo:min-width="3.09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598cm" fo:min-width="1.498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1.593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18cm" fo:min-width="1.85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18cm" fo:min-width="1.96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968cm" fo:min-width="3.096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968cm" fo:min-width="2.829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5.906cm" fo:min-width="11.35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6.043cm" fo:min-width="11.086cm"/>
    </style:style>
    <style:style style:name="gr15" style:family="graphic" style:parent-style-name="standard">
      <style:graphic-properties svg:stroke-width="0.106cm" svg:stroke-color="#000000" draw:marker-start-width="0.358cm" draw:marker-end-width="0.358cm" draw:fill-color="#ffffff" draw:textarea-horizontal-align="justify" draw:textarea-vertical-align="middle" draw:auto-grow-height="false" fo:min-height="0.901cm" fo:min-width="6.345cm" fo:padding-top="0.177cm" fo:padding-bottom="0.177cm" fo:padding-left="0.302cm" fo:padding-right="0.302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783cm" fo:min-width="2.985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2.085cm" fo:min-width="4.426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9.779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9.19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3pt" style:font-size-complex="13pt"/>
    </style:style>
    <style:style style:name="P3" style:family="paragraph">
      <loext:graphic-properties draw:fill-color="#ffffff" draw:opacity="100%" draw:opacity-name="Transparency_20_3"/>
      <style:paragraph-properties fo:text-align="center"/>
      <style:text-properties fo:font-size="19.3999996185303pt"/>
    </style:style>
    <style:style style:name="P4" style:family="paragraph">
      <loext:graphic-properties draw:fill-color="#ffffff"/>
      <style:paragraph-properties fo:text-align="center"/>
      <style:text-properties fo:font-size="16.2000007629395pt" style:font-size-asian="15pt" style:font-size-complex="15pt"/>
    </style:style>
    <style:style style:name="P5" style:family="paragraph">
      <loext:graphic-properties draw:fill-color="#ffffff"/>
      <style:paragraph-properties fo:text-align="center"/>
      <style:text-properties fo:font-size="19.3999996185303pt"/>
    </style:style>
    <style:style style:name="P6" style:family="paragraph">
      <loext:graphic-properties draw:fill-color="#ffffff"/>
      <style:paragraph-properties fo:text-align="center"/>
      <style:text-properties fo:font-size="19.3999996185303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2.8999996185303pt" style:font-size-asian="12pt" style:font-size-complex="12pt"/>
    </style:style>
    <style:style style:name="P9" style:family="paragraph">
      <loext:graphic-properties draw:fill-color="#ffffff"/>
      <style:paragraph-properties fo:text-align="center"/>
      <style:text-properties fo:font-size="15.1000003814697pt" style:font-size-asian="14pt" style:font-size-complex="14pt"/>
    </style:style>
    <style:style style:name="P10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9.3999996185303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27cm" svg:height="1.367cm" draw:transform="skewX (-0.0307177948351002) rotate (-0.030194196059502) translate (9.268cm 19.804cm)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244cm" svg:height="1.368cm" svg:x="12.977cm" svg:y="19.813cm">
          <text:p text:style-name="P1"><text:span text:style-name="T1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862cm" svg:height="1.231cm" svg:x="16.459cm" svg:y="19.95cm">
          <text:p text:style-name="P1"><text:span text:style-name="T1">Predefined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" draw:id="id1" draw:layer="layout" svg:width="6.925cm" svg:height="1.231cm" svg:x="19.354cm" svg:y="24.125cm">
          <text:p text:style-name="P1"><text:span text:style-name="T2">FlowMoving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.596cm" svg:height="2.462cm" svg:x="9.03cm" svg:y="15.602cm">
          <text:p text:style-name="P1"><text:span text:style-name="T3"/></text:p>
          <text:p text:style-name="P1"><text:span text:style-name="T3">Duty Pump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96cm" svg:height="2.462cm" svg:x="12.835cm" svg:y="15.584cm">
          <text:p text:style-name="P1"><text:span text:style-name="T2">??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596cm" svg:height="2.462cm" svg:x="16.697cm" svg:y="15.555cm">
          <text:p text:style-name="P1"><text:span text:style-name="T4">??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0.769cm" svg:y1="19.842cm" svg:x2="10.769cm" svg:y2="18.064cm">
          <text:p/>
        </draw:line>
        <draw:line draw:style-name="gr6" draw:text-style-name="P7" draw:layer="layout" svg:x1="14.489cm" svg:y1="19.842cm" svg:x2="14.489cm" svg:y2="18.064cm">
          <text:p/>
        </draw:line>
        <draw:line draw:style-name="gr6" draw:text-style-name="P7" draw:layer="layout" svg:x1="18.428cm" svg:y1="19.979cm" svg:x2="18.428cm" svg:y2="18.064cm">
          <text:p/>
        </draw:line>
        <draw:custom-shape draw:style-name="gr7" draw:text-style-name="P8" draw:layer="layout" svg:width="3.995cm" svg:height="3.694cm" svg:x="28.091cm" svg:y="22.911cm">
          <text:p text:style-name="P1"><text:span text:style-name="T5">Is Connect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draw:layer="layout" svg:width="2.959cm" svg:height="1.396cm" draw:transform="skewX (-0.0307177948351002) rotate (-0.030194196059502) translate (40.359cm 19.929cm)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329cm" svg:height="1.368cm" svg:x="43.687cm" svg:y="19.871cm">
          <text:p text:style-name="P1"><text:span text:style-name="T1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.491cm" svg:height="1.368cm" svg:x="47.302cm" svg:y="19.979cm">
          <text:p text:style-name="P1"><text:span text:style-name="T1">Predefined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3.596cm" svg:height="2.218cm" svg:x="39.825cm" svg:y="15.738cm">
          <text:p text:style-name="P1"><text:span text:style-name="T6"/></text:p>
          <text:p text:style-name="P1"><text:span text:style-name="T6">Standby Pump</text:span></text:p>
          <text:p text:style-name="P1"><text:span text:style-name="T6"/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329cm" svg:height="2.218cm" svg:x="43.687cm" svg:y="15.738cm">
          <text:p text:style-name="P1"><text:span text:style-name="T2">??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596cm" svg:height="2.218cm" svg:x="47.282cm" svg:y="15.738cm">
          <text:p text:style-name="P1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controls" svg:x1="41.774cm" svg:y1="19.979cm" svg:x2="41.774cm" svg:y2="17.927cm">
          <text:p/>
        </draw:line>
        <draw:line draw:style-name="gr6" draw:text-style-name="P7" draw:layer="controls" svg:x1="45.256cm" svg:y1="19.842cm" svg:x2="45.256cm" svg:y2="17.927cm">
          <text:p/>
        </draw:line>
        <draw:line draw:style-name="gr6" draw:text-style-name="P7" draw:layer="controls" svg:x1="49.09cm" svg:y1="19.979cm" svg:x2="49.09cm" svg:y2="17.927cm">
          <text:p/>
        </draw:line>
        <draw:custom-shape draw:style-name="gr13" draw:text-style-name="P7" xml:id="id2" draw:id="id2" draw:layer="controls" svg:width="11.852cm" svg:height="6.156cm" svg:x="8.763cm" svg:y="15.3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xml:id="id4" draw:id="id4" draw:layer="controls" svg:width="11.586cm" svg:height="6.293cm" svg:x="39.559cm" svg:y="15.32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3" draw:id="id3" draw:layer="layout" svg:width="6.925cm" svg:height="1.231cm" svg:x="34.414cm" svg:y="24.125cm">
          <text:p text:style-name="P1"><text:span text:style-name="T2">FlowMoving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19.354cm" svg:y1="24.74cm" svg:x2="14.689cm" svg:y2="21.484cm" draw:start-shape="id1" draw:start-glue-point="3" draw:end-shape="id2" draw:end-glue-point="2" svg:d="M19354 24740h-4665v-3256" svg:viewBox="0 0 4666 3257">
          <text:p/>
        </draw:connector>
        <draw:connector draw:style-name="gr6" draw:text-style-name="P7" draw:layer="layout" svg:x1="41.339cm" svg:y1="24.74cm" svg:x2="45.352cm" svg:y2="21.621cm" draw:start-shape="id3" draw:start-glue-point="1" draw:end-shape="id4" draw:end-glue-point="2" svg:d="M41339 24740h4013v-3119" svg:viewBox="0 0 4014 3120">
          <text:p/>
        </draw:connector>
        <draw:custom-shape draw:style-name="gr16" draw:text-style-name="P5" xml:id="id5" draw:id="id5" draw:layer="layout" svg:width="4.927cm" svg:height="2.873cm" svg:x="27.474cm" svg:y="17.927cm">
          <text:p text:style-name="P1"><text:span text:style-name="T2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svg:x1="22.816cm" svg:y1="24.125cm" svg:x2="27.474cm" svg:y2="19.364cm" draw:start-shape="id1" draw:start-glue-point="0" draw:end-shape="id5" draw:end-glue-point="6" svg:d="M22816 24125v-4761h4658" svg:viewBox="0 0 4659 4762">
          <text:p/>
        </draw:connector>
        <draw:connector draw:style-name="gr6" draw:text-style-name="P7" draw:layer="layout" svg:x1="37.876cm" svg:y1="24.125cm" svg:x2="32.401cm" svg:y2="19.364cm" draw:start-shape="id3" draw:start-glue-point="0" draw:end-shape="id5" draw:end-glue-point="10" svg:d="M37876 24125v-4761h-5475" svg:viewBox="0 0 5476 4762">
          <text:p/>
        </draw:connector>
        <draw:custom-shape draw:style-name="gr17" draw:text-style-name="P6" draw:layer="layout" svg:width="4.926cm" svg:height="2.335cm" svg:x="27.559cm" svg:y="13.019cm">
          <text:p text:style-name="P1"><text:span text:style-name="T4">SYSTEM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9.972cm" svg:y1="17.907cm" svg:x2="29.972cm" svg:y2="15.367cm">
          <text:p/>
        </draw:line>
        <draw:custom-shape draw:style-name="gr16" draw:text-style-name="P5" draw:layer="layout" svg:width="4.927cm" svg:height="2.873cm" svg:x="27.559cm" svg:y="7.617cm">
          <text:p text:style-name="P1"><text:span text:style-name="T2">Attribu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9.972cm" svg:y1="13.057cm" svg:x2="29.972cm" svg:y2="10.517cm">
          <text:p/>
        </draw:line>
        <draw:custom-shape draw:style-name="gr17" draw:text-style-name="P6" draw:layer="layout" svg:width="4.926cm" svg:height="2.335cm" svg:x="27.586cm" svg:y="2.675cm">
          <text:p text:style-name="P1"><text:span text:style-name="T4">Sewerage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9.972cm" svg:y1="7.62cm" svg:x2="29.972cm" svg:y2="5.08cm">
          <text:p/>
        </draw:line>
        <draw:line draw:style-name="gr6" draw:text-style-name="P7" draw:layer="layout" svg:x1="26.316cm" svg:y1="24.765cm" svg:x2="28.067cm" svg:y2="24.765cm">
          <text:p/>
        </draw:line>
        <draw:line draw:style-name="gr6" draw:text-style-name="P7" draw:layer="layout" svg:x1="34.417cm" svg:y1="24.765cm" svg:x2="32.131cm" svg:y2="24.765cm">
          <text:p/>
        </draw:line>
        <draw:custom-shape draw:style-name="gr7" draw:text-style-name="P8" xml:id="id6" draw:id="id6" draw:layer="layout" svg:width="3.995cm" svg:height="3.694cm" svg:x="28.263cm" svg:y="30.393cm">
          <text:p text:style-name="P1"><text:span text:style-name="T5">Get Number of </text:span></text:p>
          <text:p text:style-name="P1"><text:span text:style-name="T5">pum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layer="layout" svg:x1="22.816cm" svg:y1="25.356cm" svg:x2="28.263cm" svg:y2="32.24cm" draw:start-shape="id1" draw:start-glue-point="2" draw:end-shape="id6" draw:end-glue-point="5" svg:d="M22816 25356v6884h5447" svg:viewBox="0 0 5448 6885">
          <text:p/>
        </draw:connector>
        <draw:connector draw:style-name="gr6" draw:text-style-name="P7" draw:layer="layout" svg:x1="37.876cm" svg:y1="25.356cm" svg:x2="32.258cm" svg:y2="32.24cm" draw:start-shape="id3" draw:start-glue-point="2" draw:end-shape="id6" draw:end-glue-point="7" svg:d="M37876 25356v6884h-5618" svg:viewBox="0 0 5619 6885">
          <text:p/>
        </draw:connector>
        <draw:line draw:style-name="gr6" draw:text-style-name="P7" draw:layer="layout" svg:x1="30.074cm" svg:y1="26.57cm" svg:x2="30.074cm" svg:y2="28.121cm">
          <text:p/>
        </draw:line>
        <draw:custom-shape draw:style-name="gr18" draw:text-style-name="P10" draw:layer="layout" svg:width="10.279cm" svg:height="1.778cm" svg:x="25.081cm" svg:y="28.094cm">
          <text:p text:style-name="P1"><text:span text:style-name="T7">Duty and Standby pump is connec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30.226cm" svg:y1="34.036cm" svg:x2="30.226cm" svg:y2="35.587cm">
          <text:p/>
        </draw:line>
        <draw:custom-shape draw:style-name="gr19" draw:text-style-name="P10" draw:layer="layout" svg:width="9.698cm" svg:height="1.778cm" svg:x="25.735cm" svg:y="35.56cm">
          <text:p text:style-name="P1"><text:span text:style-name="T7">Minimum number of pumps is 2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3" draw:display-name="Transparency 3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3:20:53.823000000</meta:creation-date>
    <dc:date>2018-11-07T16:48:28.976000000</dc:date>
    <meta:editing-duration>PT2H4M49S</meta:editing-duration>
    <meta:editing-cycles>6</meta:editing-cycles>
    <meta:generator>LibreOffice/6.1.2.1$Windows_X86_64 LibreOffice_project/65905a128db06ba48db947242809d14d3f9a93fe</meta:generator>
    <meta:document-statistic meta:object-count="43"/>
  </office:meta>
</office:document-meta>
</file>